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paragraph-properties fo:padding-left="0cm" fo:padding-right="0cm" fo:padding-top="0cm" fo:padding-bottom="0.035cm" fo:border-left="none" fo:border-right="none" fo:border-top="none" fo:border-bottom="0.018cm solid #000000"/>
    </style:style>
    <style:style style:name="P2" style:family="paragraph" style:parent-style-name="Standard" style:list-style-name="WW8Num1">
      <style:paragraph-properties fo:margin-left="-0.005cm" fo:margin-right="0cm" fo:margin-top="0cm" fo:margin-bottom="0.212cm" fo:line-height="150%" fo:text-indent="0cm" style:auto-text-indent="false"/>
    </style:style>
    <style:style style:name="P3" style:family="paragraph" style:parent-style-name="Standard" style:list-style-name="WW8Num1">
      <style:paragraph-properties fo:margin-left="-0.005cm" fo:margin-right="0cm" fo:margin-top="0cm" fo:margin-bottom="0.423cm" fo:line-height="150%" fo:text-indent="0cm" style:auto-text-indent="false"/>
    </style:style>
    <style:style style:name="P4" style:family="paragraph">
      <style:paragraph-properties style:writing-mode="lr-tb"/>
    </style:style>
    <style:style style:name="P5" style:family="paragraph" style:parent-style-name="Standard">
      <style:text-properties style:font-name="Arial" fo:font-size="1pt" fo:font-style="italic" style:font-size-asian="1pt" style:font-style-asian="italic" style:font-name-complex="Arial" style:font-style-complex="italic"/>
    </style:style>
    <style:style style:name="P6" style:family="paragraph" style:parent-style-name="Standard">
      <style:text-properties style:font-name="Arial" fo:font-style="italic" style:font-style-asian="italic" style:font-name-complex="Arial" style:font-style-complex="italic"/>
    </style:style>
    <style:style style:name="P7" style:family="paragraph" style:parent-style-name="Standard">
      <style:text-properties style:font-name="Arial" style:font-name-complex="Arial"/>
    </style:style>
    <style:style style:name="P8" style:family="paragraph" style:parent-style-name="Standard">
      <style:paragraph-properties fo:margin-left="10.478cm" fo:margin-right="0cm" fo:text-indent="0cm" style:auto-text-indent="false"/>
      <style:text-properties style:font-name="Arial" style:font-name-complex="Arial"/>
    </style:style>
    <style:style style:name="P9" style:family="paragraph" style:parent-style-name="Standard">
      <style:paragraph-properties fo:margin-top="0.212cm" fo:margin-bottom="0.212cm"/>
      <style:text-properties style:font-name="Arial" style:font-name-complex="Arial"/>
    </style:style>
    <style:style style:name="P10" style:family="paragraph" style:parent-style-name="Heading_20_1">
      <style:paragraph-properties fo:margin-top="0.212cm" fo:margin-bottom="0.212cm"/>
    </style:style>
    <style:style style:name="P11" style:family="paragraph" style:parent-style-name="Standard">
      <style:paragraph-properties fo:line-height="150%" fo:text-align="justify" style:justify-single-word="false"/>
      <style:text-properties style:font-name="Arial" style:font-name-complex="Arial"/>
    </style:style>
    <style:style style:name="P12" style:family="paragraph" style:parent-style-name="Text_20_body_20_indent">
      <style:paragraph-properties fo:margin-left="0cm" fo:margin-right="0cm" fo:line-height="150%" fo:text-align="start" style:justify-single-word="false" fo:text-indent="1cm" style:auto-text-indent="false"/>
      <style:text-properties style:font-name="Arial" style:font-name-complex="Arial"/>
    </style:style>
    <style:style style:name="P13" style:family="paragraph" style:parent-style-name="Standard">
      <style:paragraph-properties fo:margin-top="0cm" fo:margin-bottom="0.423cm" fo:line-height="150%"/>
      <style:text-properties fo:font-size="16pt" style:font-size-asian="16pt"/>
    </style:style>
    <style:style style:name="T1" style:family="text">
      <style:text-properties fo:font-size="20pt" style:font-size-asian="20pt"/>
    </style:style>
    <style:style style:name="T2" style:family="text">
      <style:text-properties fo:font-size="16pt" style:text-underline-style="solid" style:text-underline-width="auto" style:text-underline-color="font-color" style:font-size-asian="16pt"/>
    </style:style>
    <style:style style:name="T3" style:family="text">
      <style:text-properties fo:font-size="16pt" style:font-size-asian="16pt"/>
    </style:style>
    <style:style style:name="T4" style:family="text">
      <style:text-properties fo:font-size="16pt" fo:font-weight="bold" style:font-size-asian="16pt" style:font-weight-asian="bold" style:font-weight-complex="bold"/>
    </style:style>
    <style:style style:name="T5" style:family="text">
      <style:text-properties fo:font-size="16pt" fo:font-style="italic" style:font-size-asian="16pt" style:font-style-asian="italic" style:font-style-complex="italic"/>
    </style:style>
    <style:style style:name="T6" style:family="text">
      <style:text-properties style:font-name="Arial" style:font-name-complex="Arial"/>
    </style:style>
    <style:style style:name="T7" style:family="text">
      <style:text-properties style:font-name="Arial" fo:font-size="12pt" style:text-underline-style="solid" style:text-underline-width="auto" style:text-underline-color="font-color" fo:font-weight="bold" style:font-size-asian="12pt" style:font-weight-asian="bold" style:font-name-complex="Arial" style:font-weight-complex="bold"/>
    </style:style>
    <style:style style:name="T8" style:family="text">
      <style:text-properties style:font-name="Arial" fo:font-size="12pt" style:font-size-asian="12pt" style:font-name-complex="Ari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Esercizio:</text:span></text:h>
      <text:p text:style-name="Standard"/>
      <text:list text:style-name="WW8Num1">
        <text:list-item>
          <text:p text:style-name="P2"><text:span text:style-name="T2">Creare</text:span><text:span text:style-name="T3"> sul </text:span><text:span text:style-name="T4">Desktop</text:span><text:span text:style-name="T3"> due nuove cartelle e chiamarle </text:span><text:span text:style-name="T5">1</text:span><text:span text:style-name="T3"> e </text:span><text:span text:style-name="T5">2</text:span><text:span text:style-name="T3">.</text:span></text:p>
        </text:list-item>
        <text:list-item>
          <text:p text:style-name="P2"><text:span text:style-name="T3">All’interno della cartella </text:span><text:span text:style-name="T4">1</text:span><text:span text:style-name="T3"> </text:span><text:span text:style-name="T2">creare</text:span><text:span text:style-name="T3"> la cartella </text:span><text:span text:style-name="T5">3</text:span><text:span text:style-name="T3">.</text:span></text:p>
        </text:list-item>
        <text:list-item>
          <text:p text:style-name="P3"><draw:custom-shape text:anchor-type="char" draw:z-index="0" draw:style-name="gr1" draw:text-style-name="P4" svg:width="17.781cm" svg:height="10.298cm" svg:x="-0.318cm" svg:y="1.069cm"><text:p/><draw:enhanced-geometry svg:viewBox="0 0 21600 21600" draw:type="rectangle" draw:enhanced-path="M 0 0 L 21600 0 21600 21600 0 21600 0 0 Z N"/></draw:custom-shape><text:span text:style-name="T2">Avviare</text:span><text:span text:style-name="T3"> il programma </text:span><text:span text:style-name="T5">WordPad</text:span><text:span text:style-name="T3"> e </text:span><text:span text:style-name="T2">scrivere</text:span><text:span text:style-name="T3"> la seguente lettera:</text:span></text:p>
        </text:list-item>
      </text:list>
      <text:p text:style-name="P5"/>
      <text:p text:style-name="P6">Pinko Pallino &amp; Co.</text:p>
      <text:p text:style-name="Standard"><text:span text:style-name="T6">Piazza Vittoria, 3</text:span></text:p>
      <text:p text:style-name="P7">39100 Bolzano (BZ)</text:p>
      <text:p text:style-name="P7"/>
      <text:p text:style-name="P8">Giandomenico Sbop</text:p>
      <text:p text:style-name="P8">Via S.Geltrude, 3</text:p>
      <text:p text:style-name="P8">39100 Bolzano (BZ)</text:p>
      <text:p text:style-name="P9"/>
      <text:h text:style-name="P10" text:outline-level="1"><text:span text:style-name="T7">Oggetto</text:span><text:span text:style-name="T8">: Proposta commerciale</text:span></text:h>
      <text:h text:style-name="Heading_20_2" text:outline-level="2">Bolzano, <text:date style:data-style-name="N37" text:date-value="2006-07-17T14:48:35.21" text:fixed="true">17/07/06</text:date></text:h>
      <text:p text:style-name="P11">Stimatissimo Direttore,</text:p>
      <text:p text:style-name="P12">non perda l’occasione di approfittare della nostra straordinaria offerta per il rinnovo dell’attrezzatura informativa ed informatica della Scuola Professionale! Mi metterò in contatto con Lei alla fine della prossima settimana, per definire insieme i dettagli della nostra proposta.</text:p>
      <text:p text:style-name="P13"/>
      <text:list text:style-name="WW8Num1" text:continue-numbering="true">
        <text:list-item>
          <text:p text:style-name="P2"><text:span text:style-name="T2">Salvare</text:span><text:span text:style-name="T3"> la lettera all’interno della cartella </text:span><text:span text:style-name="T4">3</text:span><text:span text:style-name="T3"> con il nome </text:span><text:span text:style-name="T5">mia lettera</text:span><text:span text:style-name="T3">. </text:span><text:span text:style-name="T2">Chiudere</text:span><text:span text:style-name="T3"> il programma.</text:span></text:p>
        </text:list-item>
        <text:list-item>
          <text:p text:style-name="P2"><text:span text:style-name="T2">Copiare</text:span><text:span text:style-name="T3"> </text:span><text:span text:style-name="T5">mia lettera</text:span><text:span text:style-name="T3"> nella cartella </text:span><text:span text:style-name="T4">2</text:span><text:span text:style-name="T3">.</text:span></text:p>
        </text:list-item>
        <text:list-item>
          <text:p text:style-name="P2"><text:span text:style-name="T2">Creare un collegamento</text:span><text:span text:style-name="T3"> sul </text:span><text:span text:style-name="T4">Desktop</text:span><text:span text:style-name="T3"> al file </text:span><text:span text:style-name="T5">mia lettera</text:span><text:span text:style-name="T3"> all’interno della cartella </text:span><text:span text:style-name="T5">3</text:span><text:span text:style-name="T3">.</text:span></text:p>
        </text:list-item>
        <text:list-item>
          <text:p text:style-name="P2"><text:span text:style-name="T2">Eliminare</text:span><text:span text:style-name="T3"> la cartella </text:span><text:span text:style-name="T4">3</text:span><text:span text:style-name="T3">.<text:line-break/>Cosa succede al collegamento al file sul Desktop?</text:span></text:p>
        </text:list-item>
        <text:list-item>
          <text:p text:style-name="P2"><text:span text:style-name="T3">Usare la funzionalità </text:span><text:span text:style-name="T2">Trova</text:span><text:span text:style-name="T3"> per cercare il file </text:span><text:span text:style-name="T5">mia lettera</text:span><text:span text:style-name="T3">.<text:line-break/>Dov’è?</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class="text" style:default-outline-level="2">
      <style:paragraph-properties fo:margin-top="0.212cm" fo:margin-bottom="0.212cm" fo:text-align="end" style:justify-single-word="false" fo:keep-with-next="always"/>
      <style:text-properties style:font-name="Arial" fo:font-style="italic" style:font-style-asian="italic" style:font-name-complex="Arial"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0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Esercizio 3:</dc:title>
    <meta:initial-creator>caresia</meta:initial-creator>
    <meta:creation-date>2006-07-17T14:23:00</meta:creation-date>
    <dc:creator>Marco Caresia</dc:creator>
    <dc:date>2006-07-17T14:48:43</dc:date>
    <meta:print-date>2002-12-03T18:32:00</meta:print-date>
    <dc:language>it-IT</dc:language>
    <meta:editing-cycles>2</meta:editing-cycles>
    <meta:editing-duration>PT1M0S</meta:editing-duration>
    <meta:user-defined meta:name="Info 1"/>
    <meta:user-defined meta:name="Info 2"/>
    <meta:user-defined meta:name="Info 3"/>
    <meta:user-defined meta:name="Info 4"/>
    <meta:document-statistic meta:table-count="0" meta:image-count="0" meta:object-count="0" meta:page-count="1" meta:paragraph-count="19" meta:word-count="147" meta:character-count="984"/>
  </office:meta>
</office:document-meta>
</file>